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center" style:justify-single-word="false"/>
      <style:text-properties style:text-underline-style="none"/>
    </style:style>
    <style:style style:name="P5" style:family="paragraph" style:parent-style-name="Standard">
      <style:text-properties style:text-underline-style="none"/>
    </style:style>
    <style:style style:name="P6" style:family="paragraph" style:parent-style-name="Standard" style:list-style-name="L1">
      <style:paragraph-properties fo:text-align="justify" style:justify-single-word="false"/>
      <style:text-properties style:text-underline-style="none"/>
    </style:style>
    <style:style style:name="P7" style:family="paragraph" style:parent-style-name="Standard" style:list-style-name="L2">
      <style:paragraph-properties fo:text-align="justify" style:justify-single-word="false"/>
      <style:text-properties style:text-underline-style="none"/>
    </style:style>
    <style:style style:name="P8" style:family="paragraph" style:parent-style-name="Standard" style:list-style-name="L1"/>
    <style:style style:name="P9" style:family="paragraph" style:parent-style-name="Standard" style:list-style-name="L2"/>
    <style:style style:name="T1"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ORY OF THE GAME:</text:p>
      <text:p text:style-name="P2"/>
      <text:p text:style-name="P2">Pacifica se levanta en un dia normal en su granja.</text:p>
      <text:p text:style-name="P2">Descubre a Leonardo del un savegame anterior y le pregunta donde esta.</text:p>
      <text:p text:style-name="P2">El ve a su version del pasado que intenta ser un pintor.</text:p>
      <text:p text:style-name="P2">El salva a pacifica de un monstruo (primer enemy tutorial).</text:p>
      <text:p text:style-name="P2">Pacifica se asombra y le dice que deberia ser un heroe y se que una al guild de heroes de la villa para que los proteja.</text:p>
      <text:p text:style-name="P2">Ahi ellos van, el se inscribe como heroe.</text:p>
      <text:p text:style-name="P2">Tienen sus primeras misiones.</text:p>
      <text:p text:style-name="P2"/>
      <text:p text:style-name="P2">Luego, Leonardo tiene pesadillas (horror level) donde mata a Pacifica.</text:p>
      <text:p text:style-name="P2">Leonardo despierta aterrado y recuerda morir en una vida pasada.</text:p>
      <text:p text:style-name="P2">Pacifica lo nota alterado y lo recrimina, el dice que no se siente bien.</text:p>
      <text:p text:style-name="P2">Pacifica va a donde un anciano.</text:p>
      <text:p text:style-name="P2"/>
      <text:p text:style-name="P2">El anciano es cris del futuro, diciendo que es un fracasado, que el no logro triunfar con su obra y que seguramente esta nueva que esta escribiendo (kaliina) sea un fracasado y que nadie recuerde.</text:p>
      <text:p text:style-name="P2"/>
      <text:p text:style-name="P2">El anciano recomienda ir donde la herbalista para que le recete algo a Leo (Leonardo es su hermano).</text:p>
      <text:p text:style-name="P2">Ellos van a la herbalista, que queda a las afueras del pueblo (Hay un nivel <text:s/>como ahriman prophecy donde tienes que recoger semillas del bosque).</text:p>
      <text:p text:style-name="P2">La herbalista le recomienda a pacifica que vayan donde la sacerdotisa para que les diga que hacer.</text:p>
      <text:p text:style-name="P2">Leonardo no quiere que pacifica vaya, asi que Rosa convence a pacifica de ir con Leo que es bien fuerte que las protejera. (Rosa quiere tener una floreria / Rosa usa el jarron para alimentar las flores).</text:p>
      <text:p text:style-name="P3"/>
      <text:p text:style-name="P3">Ellos van a un pueblito más grande, donde conocen a una healer que quiere ir donde la sacerdotisa para ordenarse como priest.</text:p>
      <text:p text:style-name="P3">Ella los acompaña.</text:p>
      <text:p text:style-name="P3"/>
      <text:p text:style-name="P3">Ellos en otro pueblo conocen a un morochito joven que quiere ser aventurero (Carlos) y al ver a la sacerdotisa se enamora y al ver a Leo, le pide ser su sempai.</text:p>
      <text:p text:style-name="P3">Leo no se siente bien, esta algo pensativo y deprimido y no le presta mucha atencion, sin embargo, le unos consejos sobre como pelear con monstruos.</text:p>
      <text:p text:style-name="P3">Carlos es bueno para abrir cofres y puertas, ya que paso un tiempo siendo ladron.</text:p>
      <text:p text:style-name="P3"/>
      <text:p text:style-name="P3">Leonardo tiene su segundo sueño de terror, tiene los items y pero solo el arma de Carlos.</text:p>
      <text:p text:style-name="P3">Ve a carlos muerto y asesina a la sacerdotisa.</text:p>
      <text:p text:style-name="P3"/>
      <text:p text:style-name="P3">Leonardo despierta en la misma inn pero en el pasado (estabamos en la colonia del la maria) ahora es medieval, con indios y más maricadas.</text:p>
      <text:p text:style-name="P3">Ahora hay más monstruos.</text:p>
      <text:p text:style-name="P3"/>
      <text:p text:style-name="P3">Ahora Leonardo no sabe que hacer pero recuerda al anciano.</text:p>
      <text:p text:style-name="P3">Los NPC hablan de una celebracion por la muerte de un monstruos que es un boss en una epoca anterior.</text:p>
      <text:p text:style-name="P3"/>
      <text:p text:style-name="P3">Leonardo viaja hacia el pueblo anterior, y descubre al anciano, solo que es adulto (30 años) y esta comenzando a escribir kaliina.</text:p>
      <text:p text:style-name="P3"><text:soft-page-break/>Cris adulto no sabe que decirle, pero el se pregunta que sera de <text:s/>él, quizas kaliina sera un fracaso, pero el debe intentarlo, quiere dejar algo para la posteridad.</text:p>
      <text:p text:style-name="P3"/>
      <text:p text:style-name="P3">Cris le da un consejo que quizas la sacerdotisa pueda ayudarlo.</text:p>
      <text:p text:style-name="P3">Quizas asi pueda volver a su epoca.</text:p>
      <text:p text:style-name="P3"/>
      <text:p text:style-name="P3">En el pueblo descubre a una chica identica a Pacifica y Rosa, pero son huerfanas, no recuerdan nada ni entienden de lo que habla.</text:p>
      <text:p text:style-name="P3"/>
      <text:p text:style-name="P3">Ellas sin embargo, son pobres y no tienen donde ir.</text:p>
      <text:p text:style-name="P3">Leo decide cuidarlas despues de haberlas salvado de un tendero iracundo porque le roban (usas gil de la vida pasada).</text:p>
      <text:p text:style-name="P3"/>
      <text:p text:style-name="P3">Cuando avanzan hasta la otra villa, ven la celebracion hacia uno de sus dioses paganos, ellos siembran un árbol, con una misión para ganar permiso para dormir en la inn, ya que el dinero que Leo tiene no es reconocido (es dinero del futuro).</text:p>
      <text:p text:style-name="P3"/>
      <text:p text:style-name="P3">Este arból es el que ven en la villa en el futuro, como un arbol del gran heroe que salvo la villa de un monstruo (boss).</text:p>
      <text:p text:style-name="P3">Hay un perro (pipe) que ayudas en este pueblo y te ayuda a derrotar el jefe.</text:p>
      <text:p text:style-name="P3"/>
      <text:p text:style-name="P3">Luego hay un sueño de horror donde matas este perro y haces llorar a pacifica y rosa.</text:p>
      <text:p text:style-name="P3"/>
      <text:p text:style-name="P3">Luego despiertas en una epoca mas antigua.</text:p>
      <text:p text:style-name="P3">Puedes hablar con cris quien discute con jhon larry acerca del futuro y de como seran recordados en el futuro y esas discusiones seran recordadas en algun libro.</text:p>
      <text:p text:style-name="P3">Varios de los dialogos de cris son su frustracion con jhon larry porque cris no practica y jhon larry esta frustrado.</text:p>
      <text:p text:style-name="P3"/>
      <text:p text:style-name="P3">Luego la meta de esta epoca es viajar a donde la sacerdotisa, pero antes de ello te encuentras en la republica romana, y tienes que pedir permiso para ver la sacerdotisa al alcalde del pueblo.</text:p>
      <text:p text:style-name="P3">Ahi conoces una chica (de 20) que es una rubia (la novia de Leonardo).</text:p>
      <text:p text:style-name="P3"/>
      <text:p text:style-name="P3">Ahi ella se enamora de vos, luego que la salvaras de una banda de ladrones, luego de que su padre te pidiera salvarla luego de que fracasaras en conseguir dinero para pagar un inn, el cree que eres un aventurero y te pide ayuda.</text:p>
      <text:p text:style-name="P3"/>
      <text:p text:style-name="P3">Cuando llegas al lugar donde esta la banda, la historia cambia al mundo de terror y tienes que matar a los ladrones (los ladrones hacen respawn, son un boss), cuando va a llegar a donde la chica que esta asustada, el pierde el conocimiento.</text:p>
      <text:p text:style-name="P3"/>
      <text:p text:style-name="P3">Luego despierta en la casa de Gabriela, ella esta contenta pero solo recuerda unos ruidos por la noche y al despertar todos estaban muertos excepto él, el padre de gabriela lo trajo a la casa, habia dormido por varios dias.</text:p>
      <text:p text:style-name="P3"/>
      <text:p text:style-name="P3">Luego ellos van a ver la sacerdotisa, quien tiene miedo de una profecia que el heroe que salva el mundo va a ser quien lo destruya.</text:p>
      <text:p text:style-name="P3"/>
      <text:p text:style-name="P2"><text:span text:style-name="T1">Ella no sabe que hacer, pero su abuela habla de la cueva de looking glass, donde se encuentra un time </text:span><text:soft-page-break/><text:span text:style-name="T1">portal hacia los dioses, que quizas ellos podia ayudarlo.</text:span></text:p>
      <text:p text:style-name="P3"/>
      <text:p text:style-name="P3">Leo viaja hasta el portal, en donde hay otro nivel de terror, hay un gran monstruo, quien le dice que el será quien destruya el mundo.</text:p>
      <text:p text:style-name="P3">Leo es asesinado por este monstruo.</text:p>
      <text:p text:style-name="P3"/>
      <text:p text:style-name="P3">Leo despierta en la inn del primer timeline, donde estan carlos y la sacerdotisa.</text:p>
      <text:p text:style-name="P3">Ellos todavia quieren ir donde la sacerdotisa.</text:p>
      <text:p text:style-name="P3">Ahi ven el arbol que ellos sembraron y una estatua de pipe, el perro que salvo al pueblo del monstruo hace 500 años.</text:p>
      <text:p text:style-name="P3"/>
      <text:p text:style-name="P3">Leonardo no sabe que esta pasando, asi que reluctantemente decide viajar a donde la sacerdotisa, recuerda a Gabriela del pasado y desea verla de nuevo (hay un episodio de slice of life mientras le entregan la autorizacion para pasar al reino y tienes que vivir haciendo minigames de granja con ella durante una semana).</text:p>
      <text:p text:style-name="P3"/>
      <text:p text:style-name="P3">Cuando llegan a donde la sacerdotisa, ven que hablan de la profecia y de como habia unos cuadros sagrados del dibujo de él mismo, hace 1000 años, una copia hecha por el Leonardo, hermano de pacifica, pacifica se sorprende de que esta era la razon por la cual el no queria ser un aventurero sino un artista.</text:p>
      <text:p text:style-name="P3"/>
      <text:p text:style-name="P3">La sacerdotisa habla de que el arbol de la magia esta muriendo y por eso los monstruos estan incrementandose.</text:p>
      <text:p text:style-name="P3"/>
      <text:p text:style-name="P3">Leonardo va al lugar donde esta el monstruo que el teme.</text:p>
      <text:p text:style-name="P3">Hay otro nivel de terror, el monstruo vuelve y lo asesina.</text:p>
      <text:p text:style-name="P3"/>
      <text:p text:style-name="P3">El despierta en la edad presente, en terranova.</text:p>
      <text:p text:style-name="P3">Hay una biblioteca ahi dedicada al gran cris, donde hay una biblioteca con sus ensayos y textos.</text:p>
      <text:p text:style-name="P3">Tu sabes que debes ir a esta biblioteca porque cris te entrega kaliina, diciendote que la entreges en una biblioteca.</text:p>
      <text:p text:style-name="P3"/>
      <text:p text:style-name="P3">Hay una bibliotecaria que es estudiosa de cris y se asombra de ese manuscrito perdido.</text:p>
      <text:p text:style-name="P3">No sabe que hacer (es Gabriela del futuro, con gafas).</text:p>
      <text:p text:style-name="P3">Ella dice que la magia existia hace unos siglos y habia reportes de monstruos, pero que estos no son nada mas que leyendas del folklore de gente primitiva.</text:p>
      <text:p text:style-name="P3"/>
      <text:p text:style-name="P3">Esta Gabriela se nota que es algo arrogante con su personalidad y piensa que todos son NPC.</text:p>
      <text:p text:style-name="P3">Dejas a esta gabriela con algo de dinero para ir al bus, entonces te das cuenta que la vida moderna son npcs y el capitalismo es una mierda.</text:p>
      <text:p text:style-name="P3"/>
      <text:p text:style-name="P3">Viajas en tren (con una tarjeta que compras) y viajas hasta el templo donde hay una sacerdotisa vieja, pero que se queja que la gente ha olvidado las tradiciones y la religion, entonces habla de porque es importante la religion.</text:p>
      <text:p text:style-name="P3"/>
      <text:p text:style-name="P3">Ella recuerda que sus ancestros hablaban de un heroe, y el quiere viajar a ver el sitio donde conoce al monstruo otra vez.</text:p>
      <text:p text:style-name="P3">Otra vez muere por ese monstruo.</text:p>
      <text:p text:style-name="P3"/>
      <text:p text:style-name="P3"><text:soft-page-break/>Leonardo despierta en un futuro destruido y post apocaliptico, donde climate change y la sobrepoblacion y el capitalismo causaron un colapso del medio ambiente.</text:p>
      <text:p text:style-name="P3">Y ahora hay monstruos afuera y la población vive en pequeños biomos.</text:p>
      <text:p text:style-name="P3"/>
      <text:p text:style-name="P3">Le hablan de que la fuente de los monstruos es la muerte del arbol de mana.</text:p>
      <text:p text:style-name="P3"><text:line-break/>Le hablan de que hay una manera de viajar en el tiempo, hay un scholar de la biblioteca destruida (otra gabriela con gafas), que le dice que existe una maquina para viajar en el tiempo.</text:p>
      <text:p text:style-name="P3">Leonardo viaja y conoce a un pareja de cientificos y mecanicos que pueden contruir la maquina.</text:p>
      <text:p text:style-name="P3"/>
      <text:p text:style-name="P3">Leonardo entonces consigue las partes para viajar al pasado, pero hay un ataque de monstruos o bandidos que desean ese poder.</text:p>
      <text:p text:style-name="P3">La pareja decide enviar a leo al pasado.</text:p>
      <text:p text:style-name="P3"/>
      <text:p text:style-name="P3">Leo despierta en la epoca antigua y decide salvar al mundo.</text:p>
      <text:p text:style-name="P3"/>
      <text:p text:style-name="P3">A partir de ahora puede viajar en el tiempo.</text:p>
      <text:p text:style-name="P3"/>
      <text:p text:style-name="P3"/>
      <text:p text:style-name="P3"/>
      <text:p text:style-name="P4">INICIO DE LAS MULTILINEAS TEMPORALES:</text:p>
      <text:p text:style-name="P4">(cambios a un periodo historico afectan otros periodos).</text:p>
      <text:p text:style-name="P4">(tener en cuenta que el dungeon se debe cumplir con diferentes miembros que usan diferentes skills en diferentes eras).</text:p>
      <text:p text:style-name="P4"/>
      <text:p text:style-name="Standard"/>
      <text:p text:style-name="Standard">REGIONS/LEVELS </text:p>
      <text:p text:style-name="Standard">(YOU CAN SEE THEM IN ANY ORDER)</text:p>
      <text:p text:style-name="Standard">(LIKE A METROIDVANIA)</text:p>
      <text:p text:style-name="P5">(EVERY LEVEL HAS A CHARACTER THAT IS NEEDED TO FINISH IT)</text:p>
      <text:p text:style-name="P5">(ALSO DIFERENT TIME PERIODS)</text:p>
      <text:p text:style-name="P5">(CADA DIFICULTAD TIENE TEMAS DICHOS POR EL VILLANO QUE SON MAS PROFUNDOS Y ADULTOS A MEDIDA QUE PASA EL TIEMPO, VOLVERSE VIEJO)</text:p>
      <text:p text:style-name="Standard"/>
      <text:p text:style-name="Standard">DIFICULTAD FACIL</text:p>
      <text:list xml:id="list8362299317339112347" text:style-name="L1">
        <text:list-item>
          <text:p text:style-name="P8">Latinoamerica</text:p>
        </text:list-item>
        <text:list-item>
          <text:p text:style-name="P8">Brazil</text:p>
        </text:list-item>
        <text:list-item>
          <text:p text:style-name="P8">USA</text:p>
        </text:list-item>
        <text:list-item>
          <text:p text:style-name="P8">Mexico</text:p>
        </text:list-item>
      </text:list>
      <text:p text:style-name="Standard">DIFICULTAD MEDIA</text:p>
      <text:list xml:id="list42756943" text:continue-numbering="true" text:style-name="L1">
        <text:list-item>
          <text:p text:style-name="P8">Western Europe</text:p>
        </text:list-item>
        <text:list-item>
          <text:p text:style-name="P8">Russia</text:p>
        </text:list-item>
        <text:list-item>
          <text:p text:style-name="P8">China</text:p>
        </text:list-item>
        <text:list-item>
          <text:p text:style-name="P8">India</text:p>
        </text:list-item>
        <text:list-item>
          <text:p text:style-name="P8">Arabia</text:p>
        </text:list-item>
      </text:list>
      <text:p text:style-name="Standard">DIFICULTAD MEDIA ALTA</text:p>
      <text:list xml:id="list42747064" text:continue-numbering="true" text:style-name="L1">
        <text:list-item>
          <text:p text:style-name="P8">Africa</text:p>
        </text:list-item>
        <text:list-item>
          <text:p text:style-name="P8">Japan/Korea</text:p>
        </text:list-item>
        <text:list-item>
          <text:p text:style-name="P8">Oceania</text:p>
        </text:list-item>
        <text:list-item>
          <text:p text:style-name="P8"><text:soft-page-break/>Ice / Inuit</text:p>
        </text:list-item>
        <text:list-item>
          <text:p text:style-name="P8">Prehistoric</text:p>
        </text:list-item>
      </text:list>
      <text:p text:style-name="Standard">DIFICULTAD ALTA (OPCIONAL)</text:p>
      <text:list xml:id="list42766086" text:continue-numbering="true" text:style-name="L1">
        <text:list-item>
          <text:p text:style-name="P8">Renaissance</text:p>
        </text:list-item>
        <text:list-item>
          <text:p text:style-name="P8">Roman</text:p>
        </text:list-item>
        <text:list-item>
          <text:p text:style-name="P8">Ancient Summer / Egypt</text:p>
        </text:list-item>
        <text:list-item>
          <text:p text:style-name="P8">Victorian / Steampunk</text:p>
        </text:list-item>
        <text:list-item>
          <text:p text:style-name="P8">Amerindian / Colonia</text:p>
        </text:list-item>
        <text:list-item>
          <text:p text:style-name="P6">Future</text:p>
        </text:list-item>
      </text:list>
      <text:p text:style-name="P3">DIFICULTAD BS (BEST WEAPON):</text:p>
      <text:list xml:id="list42761132" text:continue-numbering="true" text:style-name="L1">
        <text:list-item>
          <text:p text:style-name="P6">Mundo geometrico de los sueños / Lovecraft</text:p>
        </text:list-item>
      </text:list>
      <text:p text:style-name="P3"/>
      <text:p text:style-name="P3"/>
      <text:p text:style-name="Standard">ELEMENTS OF REPETITION OF LEVELS</text:p>
      <text:list xml:id="list3827905709009223447" text:style-name="L2">
        <text:list-item>
          <text:p text:style-name="P9">Normal (Intro)</text:p>
        </text:list-item>
        <text:list-item>
          <text:p text:style-name="P9">Hell</text:p>
        </text:list-item>
        <text:list-item>
          <text:p text:style-name="P9">Heaven / Gods</text:p>
        </text:list-item>
        <text:list-item>
          <text:p text:style-name="P9">Wood / Forest </text:p>
        </text:list-item>
        <text:list-item>
          <text:p text:style-name="P9">Metal / Ground</text:p>
        </text:list-item>
        <text:list-item>
          <text:p text:style-name="P9">Water / River</text:p>
        </text:list-item>
        <text:list-item>
          <text:p text:style-name="P9">Ice</text:p>
        </text:list-item>
        <text:list-item>
          <text:p text:style-name="P9">Town / Farm</text:p>
        </text:list-item>
        <text:list-item>
          <text:p text:style-name="P9">Air</text:p>
        </text:list-item>
        <text:list-item>
          <text:p text:style-name="P9">Mountain</text:p>
        </text:list-item>
        <text:list-item>
          <text:p text:style-name="P7">Grass / Flow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25T19:59:05.31</meta:creation-date>
    <dc:date>2019-11-25T22:55:43.86</dc:date>
    <meta:editing-duration>PT2H23M8S</meta:editing-duration>
    <meta:editing-cycles>18</meta:editing-cycles>
    <meta:generator>OpenOffice/4.1.7$Win32 OpenOffice.org_project/417m1$Build-9800</meta:generator>
    <meta:document-statistic meta:table-count="0" meta:image-count="0" meta:object-count="0" meta:page-count="5" meta:paragraph-count="126" meta:word-count="1739" meta:character-count="9521"/>
  </office:meta>
</office:document-meta>
</file>